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2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7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Рустемов Берик Максатович</text:p>
          </table:table-cell>
          <table:table-cell table:style-name="ce6" office:value-type="string" calcext:value-type="string">
            <text:p>5В070700 - «Горное дело»</text:p>
          </table:table-cell>
          <table:table-cell table:style-name="ce6" office:value-type="string" calcext:value-type="string">
            <text:p>Олимпиада по Горному делу</text:p>
          </table:table-cell>
          <table:table-cell table:style-name="ce6" office:value-type="string" calcext:value-type="string">
            <text:p>Диплом I степени</text:p>
          </table:table-cell>
          <table:table-cell table:style-name="ce8" table:content-validation-name="val2" office:value-type="date" office:date-value="2020-02-24" calcext:value-type="date">
            <text:p>24.02.2020</text:p>
          </table:table-cell>
          <table:table-cell table:style-name="ce6" office:value-type="string" calcext:value-type="string">
            <text:p>Казахстан</text:p>
            <text:p> г. Караганды</text:p>
          </table:table-cell>
          <table:table-cell table:style-name="ce10" office:value-type="string" calcext:value-type="string">
            <text:p><text:a xlink:href="https://drive.google.com/file/d/1yYiLHDjjDACgvNkNT0bzrsB7JwvkGLYd/view?usp=sharing" xlink:type="simple">https://drive.google.com/file/d/1yYiLHDjjDACgvNkNT0bzrsB7JwvkGLYd/view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Сериккызы Салтанат</text:p>
          </table:table-cell>
          <table:table-cell table:style-name="ce7" office:value-type="string" calcext:value-type="string">
            <text:p>5В070700 - «Горное дело»</text:p>
          </table:table-cell>
          <table:table-cell table:style-name="ce7" office:value-type="string" calcext:value-type="string">
            <text:p>Олимпиада по Горному делу</text:p>
          </table:table-cell>
          <table:table-cell table:style-name="ce7" office:value-type="string" calcext:value-type="string">
            <text:p>Диплом III степени</text:p>
          </table:table-cell>
          <table:table-cell table:style-name="ce9" table:content-validation-name="val2" office:value-type="date" office:date-value="2020-02-24" calcext:value-type="date">
            <text:p>24.02.2020</text:p>
          </table:table-cell>
          <table:table-cell table:style-name="ce7" office:value-type="string" calcext:value-type="string">
            <text:p>Казахстан</text:p>
            <text:p> г. Караганды</text:p>
          </table:table-cell>
          <table:table-cell table:style-name="ce11" office:value-type="string" calcext:value-type="string">
            <text:p><text:a xlink:href="https://drive.google.com/file/d/1yYiLHDjjDACgvNkNT0bzrsB7JwvkGLYd/view?usp=sharing" xlink:type="simple">https://drive.google.com/file/d/1yYiLHDjjDACgvNkNT0bzrsB7JwvkGLYd/view?usp=sharing</text:a></text:p>
          </table:table-cell>
          <table:table-cell table:number-columns-repeated="1016"/>
        </table:table-row>
        <table:table-row table:style-name="ro2" table:number-rows-repeated="997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12" office:value-type="float" office:value="1" calcext:value-type="float" table:number-columns-spanned="1" table:number-rows-spanned="3">
            <text:p>1</text:p>
          </table:table-cell>
          <table:table-cell table:style-name="ce16" office:value-type="string" calcext:value-type="string" table:number-columns-spanned="1" table:number-rows-spanned="3">
            <text:p>Бегалинов Абдрахман</text:p>
          </table:table-cell>
          <table:table-cell table:style-name="ce16" office:value-type="string" calcext:value-type="string" table:number-columns-spanned="1" table:number-rows-spanned="3">
            <text:p>профессор</text:p>
          </table:table-cell>
          <table:table-cell table:style-name="ce6" office:value-type="string" calcext:value-type="string" table:number-columns-spanned="1" table:number-rows-spanned="3">
            <text:p>д.т.н.</text:p>
          </table:table-cell>
          <table:table-cell table:style-name="ce16" office:value-type="string" calcext:value-type="string" table:number-columns-spanned="1" table:number-rows-spanned="3">
            <text:p>проф.</text:p>
          </table:table-cell>
          <table:table-cell table:style-name="ce6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 table:number-columns-spanned="1" table:number-rows-spanned="3">
            <text:p>ИГНиГД,</text:p>
            <text:p> Горное дело</text:p>
          </table:table-cell>
          <table:table-cell table:style-name="ce21" office:value-type="string" calcext:value-type="string">
            <text:p>MIN1691 Строительство стволов шахт</text:p>
          </table:table-cell>
          <table:table-cell table:style-name="ce16" table:formula="of:=+77776404232" office:value-type="float" office:value="77776404232" calcext:value-type="float" table:number-columns-spanned="1" table:number-rows-spanned="3">
            <text:p>77776404232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371 Проектирование строительства подземных горнорудных предприят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4132 Технология и механизация закладочных работ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9" office:value-type="string" calcext:value-type="string" table:number-columns-spanned="1" table:number-rows-spanned="2">
            <text:p>Юсупов Халидилла Абенович</text:p>
          </table:table-cell>
          <table:table-cell table:style-name="ce19" office:value-type="string" calcext:value-type="string" table:number-columns-spanned="1" table:number-rows-spanned="2">
            <text:p>профессор</text:p>
          </table:table-cell>
          <table:table-cell table:style-name="ce7" office:value-type="string" calcext:value-type="string" table:number-columns-spanned="1" table:number-rows-spanned="2">
            <text:p>д.т.н.</text:p>
          </table:table-cell>
          <table:table-cell table:style-name="ce19" office:value-type="string" calcext:value-type="string" table:number-columns-spanned="1" table:number-rows-spanned="2">
            <text:p>проф.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19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22" office:value-type="string" calcext:value-type="string">
            <text:p>MIN4182 Технология подземных горных работ</text:p>
          </table:table-cell>
          <table:table-cell table:style-name="ce19" table:formula="of:=+77053133550" office:value-type="float" office:value="77053133550" calcext:value-type="float" table:number-columns-spanned="1" table:number-rows-spanned="2">
            <text:p>77053133550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1062 Вскрытие и подготовка месторождений при подземной разработке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4" calcext:value-type="float" table:number-columns-spanned="1" table:number-rows-spanned="4">
            <text:p>4</text:p>
          </table:table-cell>
          <table:table-cell table:style-name="ce19" office:value-type="string" calcext:value-type="string" table:number-columns-spanned="1" table:number-rows-spanned="4">
            <text:p>Сандибеков Манарбек Назарбекович</text:p>
          </table:table-cell>
          <table:table-cell table:style-name="ce19" office:value-type="string" calcext:value-type="string" table:number-columns-spanned="1" table:number-rows-spanned="4">
            <text:p>ассоц.проф.</text:p>
          </table:table-cell>
          <table:table-cell table:style-name="ce7" office:value-type="string" calcext:value-type="string" table:number-columns-spanned="1" table:number-rows-spanned="4">
            <text:p>к.т.н.</text:p>
          </table:table-cell>
          <table:table-cell table:style-name="ce19" office:value-type="string" calcext:value-type="string" table:number-columns-spanned="1" table:number-rows-spanned="4">
            <text:p>доц.</text:p>
          </table:table-cell>
          <table:table-cell table:style-name="ce7" office:value-type="string" calcext:value-type="string" table:number-columns-spanned="1" table:number-rows-spanned="4">
            <text:p>-</text:p>
          </table:table-cell>
          <table:table-cell table:style-name="ce19" office:value-type="string" calcext:value-type="string" table:number-columns-spanned="1" table:number-rows-spanned="4">
            <text:p>ИГНиГД,</text:p>
            <text:p> Горное дело</text:p>
          </table:table-cell>
          <table:table-cell table:style-name="ce19" office:value-type="string" calcext:value-type="string">
            <text:p>MIN1081 Вскрытие карьерных полей и системы открытых разработки</text:p>
          </table:table-cell>
          <table:table-cell table:style-name="ce19" table:formula="of:=+77013477768" office:value-type="float" office:value="77013477768" calcext:value-type="float" table:number-columns-spanned="1" table:number-rows-spanned="4">
            <text:p>77013477768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0" office:value-type="string" calcext:value-type="string">
            <text:p>MIN4141 Разработка месторождений полезных ископаемых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4071 Технология открыт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4072 Технология открытых горных работ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5" calcext:value-type="float" table:number-columns-spanned="1" table:number-rows-spanned="5">
            <text:p>5</text:p>
          </table:table-cell>
          <table:table-cell table:style-name="ce19" office:value-type="string" calcext:value-type="string" table:number-columns-spanned="1" table:number-rows-spanned="5">
            <text:p>Сердалиев Ердулла Турганбекович</text:p>
          </table:table-cell>
          <table:table-cell table:style-name="ce19" office:value-type="string" calcext:value-type="string" table:number-columns-spanned="1" table:number-rows-spanned="5">
            <text:p>ассоц. проф.</text:p>
          </table:table-cell>
          <table:table-cell table:style-name="ce7" office:value-type="string" calcext:value-type="string" table:number-columns-spanned="1" table:number-rows-spanned="5">
            <text:p>к.т.н.</text:p>
          </table:table-cell>
          <table:table-cell table:style-name="ce19" office:value-type="string" calcext:value-type="string" table:number-columns-spanned="1" table:number-rows-spanned="5">
            <text:p>доц.</text:p>
          </table:table-cell>
          <table:table-cell table:style-name="ce7" office:value-type="string" calcext:value-type="string" table:number-columns-spanned="1" table:number-rows-spanned="5">
            <text:p>-</text:p>
          </table:table-cell>
          <table:table-cell table:style-name="ce19" office:value-type="string" calcext:value-type="string" table:number-columns-spanned="1" table:number-rows-spanned="5">
            <text:p>ИГНиГД,</text:p>
            <text:p> Горное дело</text:p>
          </table:table-cell>
          <table:table-cell table:style-name="ce19" office:value-type="string" calcext:value-type="string">
            <text:p>MIN1461 Разрушение горных пород взрывом</text:p>
          </table:table-cell>
          <table:table-cell table:style-name="ce19" table:formula="of:=+77770088585" office:value-type="float" office:value="77770088585" calcext:value-type="float" table:number-columns-spanned="1" table:number-rows-spanned="5">
            <text:p>77770088585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811 Физические процессы взрыва взрывчатых веществ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671 Строительство поверхностных сооружений горнорудных предприятие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021 Аэрология горных предприят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4131 Технология и механизация закладочных работ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6" calcext:value-type="float" table:number-columns-spanned="1" table:number-rows-spanned="6">
            <text:p>6</text:p>
          </table:table-cell>
          <table:table-cell table:style-name="ce19" office:value-type="string" calcext:value-type="string" table:number-columns-spanned="1" table:number-rows-spanned="6">
            <text:p>Куттыбаев Айдар Ермеккалиевич</text:p>
          </table:table-cell>
          <table:table-cell table:style-name="ce19" office:value-type="string" calcext:value-type="string" table:number-columns-spanned="1" table:number-rows-spanned="6">
            <text:p>ассоц. проф.</text:p>
          </table:table-cell>
          <table:table-cell table:style-name="ce7" office:value-type="string" calcext:value-type="string" table:number-columns-spanned="1" table:number-rows-spanned="6">
            <text:p>к.т.н.</text:p>
          </table:table-cell>
          <table:table-cell table:style-name="ce20" table:number-columns-spanned="1" table:number-rows-spanned="6"/>
          <table:table-cell table:style-name="ce7" office:value-type="string" calcext:value-type="string" table:number-columns-spanned="1" table:number-rows-spanned="6">
            <text:p>-</text:p>
          </table:table-cell>
          <table:table-cell table:style-name="ce19" office:value-type="string" calcext:value-type="string" table:number-columns-spanned="1" table:number-rows-spanned="6">
            <text:p>ИГНиГД,</text:p>
            <text:p> Горное дело</text:p>
          </table:table-cell>
          <table:table-cell table:style-name="ce19" office:value-type="string" calcext:value-type="string">
            <text:p>MIN1041 Взаимосвязь и планирование процессов открытых горных работ</text:p>
          </table:table-cell>
          <table:table-cell table:style-name="ce19" table:formula="of:=+77056106143" office:value-type="float" office:value="77056106143" calcext:value-type="float" table:number-columns-spanned="1" table:number-rows-spanned="6">
            <text:p>77056106143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721 Технологические комплексы открыт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231 Перспективные и текущее планирование открыт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351 Проектирование рудных и угольных карьеров</text:p>
            <text:p> MIN1331 Проектирование карьеров строительных горных пород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491 Реконструкция и консервация карьеров строительных горных пород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861 Реконструкция рудных и угольных карьеров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7" calcext:value-type="float" table:number-columns-spanned="1" table:number-rows-spanned="2">
            <text:p>7</text:p>
          </table:table-cell>
          <table:table-cell table:style-name="ce19" office:value-type="string" calcext:value-type="string" table:number-columns-spanned="1" table:number-rows-spanned="2">
            <text:p>Абен Ерболат Халидиллаұлы</text:p>
          </table:table-cell>
          <table:table-cell table:style-name="ce19" office:value-type="string" calcext:value-type="string" table:number-columns-spanned="1" table:number-rows-spanned="2">
            <text:p>ассистент профессора</text:p>
          </table:table-cell>
          <table:table-cell table:style-name="ce7" office:value-type="string" calcext:value-type="string" table:number-columns-spanned="1" table:number-rows-spanned="2">
            <text:p>к.т.н.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19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9" office:value-type="string" calcext:value-type="string">
            <text:p>MIN1341 Проектирование подземных рудников</text:p>
          </table:table-cell>
          <table:table-cell table:style-name="ce19" table:formula="of:=+77021333330" office:value-type="float" office:value="77021333330" calcext:value-type="float" table:number-columns-spanned="1" table:number-rows-spanned="2">
            <text:p>77021333330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342 Проектирование подземных рудников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8" calcext:value-type="float" table:number-columns-spanned="1" table:number-rows-spanned="6">
            <text:p>8</text:p>
          </table:table-cell>
          <table:table-cell table:style-name="ce19" office:value-type="string" calcext:value-type="string" table:number-columns-spanned="1" table:number-rows-spanned="6">
            <text:p>Алменов Талгат Макулбекович</text:p>
          </table:table-cell>
          <table:table-cell table:style-name="ce19" office:value-type="string" calcext:value-type="string" table:number-columns-spanned="1" table:number-rows-spanned="6">
            <text:p>cениор-лектор</text:p>
          </table:table-cell>
          <table:table-cell table:style-name="ce7" office:value-type="string" calcext:value-type="string" table:number-columns-spanned="1" table:number-rows-spanned="6">
            <text:p>к.т.н.</text:p>
          </table:table-cell>
          <table:table-cell table:style-name="ce7" office:value-type="string" calcext:value-type="string" table:number-columns-spanned="1" table:number-rows-spanned="6">
            <text:p>-</text:p>
          </table:table-cell>
          <table:table-cell table:style-name="ce7" office:value-type="string" calcext:value-type="string" table:number-columns-spanned="1" table:number-rows-spanned="6">
            <text:p>-</text:p>
          </table:table-cell>
          <table:table-cell table:style-name="ce19" office:value-type="string" calcext:value-type="string" table:number-columns-spanned="1" table:number-rows-spanned="6">
            <text:p>ИГНиГД,</text:p>
            <text:p> Горное дело</text:p>
          </table:table-cell>
          <table:table-cell table:style-name="ce19" office:value-type="string" calcext:value-type="string">
            <text:p>MIN1201 Материалы крепи (обделок) подземных сооружений</text:p>
          </table:table-cell>
          <table:table-cell table:style-name="ce19" table:formula="of:=+77016576657" office:value-type="float" office:value="77016576657" calcext:value-type="float" table:number-columns-spanned="1" table:number-rows-spanned="6">
            <text:p>77016576657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361 Объекты подземного строительства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4151 Технология проведения горных выработок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471 Расчет конструкции подземных сооружен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611 Специальные способы строительства подземных сооружен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851 Щитовые проходческие комплексы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9" calcext:value-type="float" table:number-columns-spanned="1" table:number-rows-spanned="4">
            <text:p>9</text:p>
          </table:table-cell>
          <table:table-cell table:style-name="ce19" office:value-type="string" calcext:value-type="string" table:number-columns-spanned="1" table:number-rows-spanned="4">
            <text:p>Мырзахметов Сайфилмалик Серикбаевич</text:p>
          </table:table-cell>
          <table:table-cell table:style-name="ce19" office:value-type="string" calcext:value-type="string" table:number-columns-spanned="1" table:number-rows-spanned="4">
            <text:p>cениор-лектор</text:p>
          </table:table-cell>
          <table:table-cell table:style-name="ce7" office:value-type="string" calcext:value-type="string" table:number-columns-spanned="1" table:number-rows-spanned="4">
            <text:p>к.т.н.</text:p>
          </table:table-cell>
          <table:table-cell table:style-name="ce7" office:value-type="string" calcext:value-type="string" table:number-columns-spanned="1" table:number-rows-spanned="4">
            <text:p>-</text:p>
          </table:table-cell>
          <table:table-cell table:style-name="ce7" office:value-type="string" calcext:value-type="string" table:number-columns-spanned="1" table:number-rows-spanned="4">
            <text:p>-</text:p>
          </table:table-cell>
          <table:table-cell table:style-name="ce19" office:value-type="string" calcext:value-type="string" table:number-columns-spanned="1" table:number-rows-spanned="4">
            <text:p>ИГНиГД,</text:p>
            <text:p> Горное дело</text:p>
          </table:table-cell>
          <table:table-cell table:style-name="ce22" office:value-type="string" calcext:value-type="string">
            <text:p>MIN1431 Процессы подземных горных работ</text:p>
          </table:table-cell>
          <table:table-cell table:style-name="ce19" table:formula="of:=+77776483565" office:value-type="float" office:value="77776483565" calcext:value-type="float" table:number-columns-spanned="1" table:number-rows-spanned="4">
            <text:p>77776483565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432 Процессы подземн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551 Системы подземной разработки МПИ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1552 Системы подземной разработки МПИ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0" calcext:value-type="float" table:number-columns-spanned="1" table:number-rows-spanned="6">
            <text:p>10</text:p>
          </table:table-cell>
          <table:table-cell table:style-name="ce19" office:value-type="string" calcext:value-type="string" table:number-columns-spanned="1" table:number-rows-spanned="6">
            <text:p>Ахметканов Далелхан Кайратулы</text:p>
          </table:table-cell>
          <table:table-cell table:style-name="ce19" office:value-type="string" calcext:value-type="string" table:number-columns-spanned="1" table:number-rows-spanned="6">
            <text:p>cениор-лектор</text:p>
          </table:table-cell>
          <table:table-cell table:style-name="ce7" office:value-type="string" calcext:value-type="string" table:number-columns-spanned="1" table:number-rows-spanned="6">
            <text:p>к.т.н.</text:p>
          </table:table-cell>
          <table:table-cell table:style-name="ce7" office:value-type="string" calcext:value-type="string" table:number-columns-spanned="1" table:number-rows-spanned="6">
            <text:p>-</text:p>
          </table:table-cell>
          <table:table-cell table:style-name="ce7" office:value-type="string" calcext:value-type="string" table:number-columns-spanned="1" table:number-rows-spanned="6">
            <text:p>-</text:p>
          </table:table-cell>
          <table:table-cell table:style-name="ce19" office:value-type="string" calcext:value-type="string" table:number-columns-spanned="1" table:number-rows-spanned="6">
            <text:p>ИГНиГД,</text:p>
            <text:p> Горное дело</text:p>
          </table:table-cell>
          <table:table-cell table:style-name="ce19" office:value-type="string" calcext:value-type="string">
            <text:p>MIN1261 Подземная разработка пластовых месторождений</text:p>
          </table:table-cell>
          <table:table-cell table:style-name="ce19" table:formula="of:=+77021132018" office:value-type="float" office:value="77021132018" calcext:value-type="float" table:number-columns-spanned="1" table:number-rows-spanned="6">
            <text:p>77021132018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262 Подземная разработка пластовых месторожден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171 Консервация рудников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742 Технология и комплексная механизация подземн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791 Управление состоянием массива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172 Консервация рудников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1" calcext:value-type="float" table:number-columns-spanned="1" table:number-rows-spanned="2">
            <text:p>11</text:p>
          </table:table-cell>
          <table:table-cell table:style-name="ce19" office:value-type="string" calcext:value-type="string" table:number-columns-spanned="1" table:number-rows-spanned="2">
            <text:p>Искаков Еркин Ерсултанович</text:p>
          </table:table-cell>
          <table:table-cell table:style-name="ce19" office:value-type="string" calcext:value-type="string" table:number-columns-spanned="1" table:number-rows-spanned="2">
            <text:p>cениор-лектор</text:p>
          </table:table-cell>
          <table:table-cell table:style-name="ce7" office:value-type="string" calcext:value-type="string" table:number-columns-spanned="1" table:number-rows-spanned="2">
            <text:p>PhD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19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9" office:value-type="string" calcext:value-type="string">
            <text:p>MIN1462 Разрушение горных пород взрывом</text:p>
          </table:table-cell>
          <table:table-cell table:style-name="ce19" table:formula="of:=+77770080804" office:value-type="float" office:value="77770080804" calcext:value-type="float" table:number-columns-spanned="1" table:number-rows-spanned="2">
            <text:p>77770080804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651 Строительство выработок большого поперечного сечения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2" calcext:value-type="float" table:number-columns-spanned="1" table:number-rows-spanned="3">
            <text:p>12</text:p>
          </table:table-cell>
          <table:table-cell table:style-name="ce19" office:value-type="string" calcext:value-type="string" table:number-columns-spanned="1" table:number-rows-spanned="3">
            <text:p>Елузах Мухтар</text:p>
          </table:table-cell>
          <table:table-cell table:style-name="ce19" office:value-type="string" calcext:value-type="string" table:number-columns-spanned="1" table:number-rows-spanned="3">
            <text:p>сениор-лектор</text:p>
          </table:table-cell>
          <table:table-cell table:style-name="ce7" office:value-type="string" calcext:value-type="string" table:number-columns-spanned="1" table:number-rows-spanned="3">
            <text:p>к.т.н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ИГНиГД,</text:p>
            <text:p> Горное дело</text:p>
          </table:table-cell>
          <table:table-cell table:style-name="ce22" office:value-type="string" calcext:value-type="string">
            <text:p>MIN1032 Бурение и эксплуатация геотехнологических скважин</text:p>
          </table:table-cell>
          <table:table-cell table:style-name="ce19" office:value-type="float" office:value="87785306658" calcext:value-type="float" table:number-columns-spanned="1" table:number-rows-spanned="3">
            <text:p>87785306658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741 Технология и комплексная механизация подземных горных работ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4181 Технология подземных горных работ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3" calcext:value-type="float" table:number-columns-spanned="1" table:number-rows-spanned="2">
            <text:p>13</text:p>
          </table:table-cell>
          <table:table-cell table:style-name="ce19" office:value-type="string" calcext:value-type="string" table:number-columns-spanned="1" table:number-rows-spanned="2">
            <text:p>Бахмагамбетова Гульнара Бахтияровна</text:p>
          </table:table-cell>
          <table:table-cell table:style-name="ce20" office:value-type="string" calcext:value-type="string" table:number-columns-spanned="1" table:number-rows-spanned="2">
            <text:p>лектор</text:p>
          </table:table-cell>
          <table:table-cell table:style-name="ce7" office:value-type="string" calcext:value-type="string" table:number-columns-spanned="1" table:number-rows-spanned="2">
            <text:p>магистр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19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19" office:value-type="string" calcext:value-type="string">
            <text:p>MIN1021 Аэрология горных предприятий</text:p>
          </table:table-cell>
          <table:table-cell table:style-name="ce20" table:formula="of:=+77017584353" office:value-type="float" office:value="77017584353" calcext:value-type="float" table:number-columns-spanned="1" table:number-rows-spanned="2">
            <text:p>77017584353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022 Аэрология горных предприятий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4" calcext:value-type="float" table:number-columns-spanned="1" table:number-rows-spanned="3">
            <text:p>14</text:p>
          </table:table-cell>
          <table:table-cell table:style-name="ce19" office:value-type="string" calcext:value-type="string" table:number-columns-spanned="1" table:number-rows-spanned="3">
            <text:p>Сарыбаев Нуржигит Омарович</text:p>
          </table:table-cell>
          <table:table-cell table:style-name="ce19" office:value-type="string" calcext:value-type="string" table:number-columns-spanned="1" table:number-rows-spanned="3">
            <text:p>лектор</text:p>
          </table:table-cell>
          <table:table-cell table:style-name="ce7" office:value-type="string" calcext:value-type="string" table:number-columns-spanned="1" table:number-rows-spanned="3">
            <text:p>магистр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ИГНиГД,</text:p>
            <text:p> Горное дело</text:p>
          </table:table-cell>
          <table:table-cell table:style-name="ce19" office:value-type="string" calcext:value-type="string">
            <text:p>MIN1801 Физика горных пород</text:p>
          </table:table-cell>
          <table:table-cell table:style-name="ce19" table:formula="of:=+77773592255" office:value-type="float" office:value="77773592255" calcext:value-type="float" table:number-columns-spanned="1" table:number-rows-spanned="3">
            <text:p>77773592255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19" office:value-type="string" calcext:value-type="string">
            <text:p>MIN1802 Физика горных пород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19" office:value-type="string" calcext:value-type="string">
            <text:p>MIN1521 Рекультивация нарушенных земель на горных предприятиях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5" calcext:value-type="float" table:number-columns-spanned="1" table:number-rows-spanned="4">
            <text:p>15</text:p>
          </table:table-cell>
          <table:table-cell table:style-name="ce19" office:value-type="string" calcext:value-type="string" table:number-columns-spanned="1" table:number-rows-spanned="4">
            <text:p>Бектұр Бақытбек Қаныбекұлы</text:p>
          </table:table-cell>
          <table:table-cell table:style-name="ce19" office:value-type="string" calcext:value-type="string" table:number-columns-spanned="1" table:number-rows-spanned="4">
            <text:p>лектор</text:p>
          </table:table-cell>
          <table:table-cell table:style-name="ce7" office:value-type="string" calcext:value-type="string" table:number-columns-spanned="1" table:number-rows-spanned="4">
            <text:p>магистр</text:p>
          </table:table-cell>
          <table:table-cell table:style-name="ce7" office:value-type="string" calcext:value-type="string" table:number-columns-spanned="1" table:number-rows-spanned="4">
            <text:p>-</text:p>
          </table:table-cell>
          <table:table-cell table:style-name="ce7" office:value-type="string" calcext:value-type="string" table:number-columns-spanned="1" table:number-rows-spanned="4">
            <text:p>-</text:p>
          </table:table-cell>
          <table:table-cell table:style-name="ce19" office:value-type="string" calcext:value-type="string" table:number-columns-spanned="1" table:number-rows-spanned="4">
            <text:p>ИГНиГД,</text:p>
            <text:p> Горное дело</text:p>
          </table:table-cell>
          <table:table-cell table:style-name="ce22" office:value-type="string" calcext:value-type="string">
            <text:p>MIN1461 Разрушение горных пород взрывом</text:p>
          </table:table-cell>
          <table:table-cell table:style-name="ce19" office:value-type="float" office:value="87024498141" calcext:value-type="float" table:number-columns-spanned="1" table:number-rows-spanned="4">
            <text:p>87024498141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471 Расчет конструкции подземных сооружен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371 Проектирование строительства подземных горнорудных предприятий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4132 Технология и механизация закладочных работ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6" calcext:value-type="float" table:number-columns-spanned="1" table:number-rows-spanned="3">
            <text:p>16</text:p>
          </table:table-cell>
          <table:table-cell table:style-name="ce19" office:value-type="string" calcext:value-type="string" table:number-columns-spanned="1" table:number-rows-spanned="3">
            <text:p>Шампикова Асель Хайржановна</text:p>
          </table:table-cell>
          <table:table-cell table:style-name="ce19" office:value-type="string" calcext:value-type="string" table:number-columns-spanned="1" table:number-rows-spanned="3">
            <text:p>лектор</text:p>
          </table:table-cell>
          <table:table-cell table:style-name="ce7" office:value-type="string" calcext:value-type="string" table:number-columns-spanned="1" table:number-rows-spanned="3">
            <text:p>PhD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7" office:value-type="string" calcext:value-type="string" table:number-columns-spanned="1" table:number-rows-spanned="3">
            <text:p>-</text:p>
          </table:table-cell>
          <table:table-cell table:style-name="ce19" office:value-type="string" calcext:value-type="string" table:number-columns-spanned="1" table:number-rows-spanned="3">
            <text:p>ИГНиГД,</text:p>
            <text:p> Горное дело</text:p>
          </table:table-cell>
          <table:table-cell table:style-name="ce22" office:value-type="string" calcext:value-type="string">
            <text:p>MIN1801 Физика горных пород</text:p>
          </table:table-cell>
          <table:table-cell table:style-name="ce19" table:formula="of:=+77778033295" office:value-type="float" office:value="77778033295" calcext:value-type="float" table:number-columns-spanned="1" table:number-rows-spanned="3">
            <text:p>77778033295</text:p>
          </table:table-cell>
          <table:table-cell table:number-columns-repeated="1015"/>
        </table:table-row>
        <table:table-row table:style-name="ro2">
          <table:covered-table-cell table:style-name="ce13"/>
          <table:covered-table-cell table:number-columns-repeated="6" table:style-name="ce17"/>
          <table:table-cell table:style-name="ce22" office:value-type="string" calcext:value-type="string">
            <text:p>MIN1802 Физика горных пород</text:p>
          </table:table-cell>
          <table:covered-table-cell table:style-name="ce17"/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1531 Ресурсосберегающие и малоотходные технологии на рудных карьерах</text:p>
          </table:table-cell>
          <table:covered-table-cell table:style-name="ce18"/>
          <table:table-cell table:number-columns-repeated="1015"/>
        </table:table-row>
        <table:table-row table:style-name="ro2">
          <table:table-cell table:style-name="ce15" office:value-type="float" office:value="17" calcext:value-type="float" table:number-columns-spanned="1" table:number-rows-spanned="2">
            <text:p>17</text:p>
          </table:table-cell>
          <table:table-cell table:style-name="ce19" office:value-type="string" calcext:value-type="string" table:number-columns-spanned="1" table:number-rows-spanned="2">
            <text:p>Тоқтарұлы Бақытжан</text:p>
          </table:table-cell>
          <table:table-cell table:style-name="ce19" office:value-type="string" calcext:value-type="string" table:number-columns-spanned="1" table:number-rows-spanned="2">
            <text:p>тьютор</text:p>
          </table:table-cell>
          <table:table-cell table:style-name="ce7" office:value-type="string" calcext:value-type="string" table:number-columns-spanned="1" table:number-rows-spanned="2">
            <text:p>магистр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7" office:value-type="string" calcext:value-type="string" table:number-columns-spanned="1" table:number-rows-spanned="2">
            <text:p>-</text:p>
          </table:table-cell>
          <table:table-cell table:style-name="ce19" office:value-type="string" calcext:value-type="string" table:number-columns-spanned="1" table:number-rows-spanned="2">
            <text:p>ИГНиГД,</text:p>
            <text:p> Горное дело</text:p>
          </table:table-cell>
          <table:table-cell table:style-name="ce22" office:value-type="string" calcext:value-type="string">
            <text:p>MIN1431 Процессы подземных горных работ</text:p>
          </table:table-cell>
          <table:table-cell table:style-name="ce19" office:value-type="float" office:value="87768708700" calcext:value-type="float" table:number-columns-spanned="1" table:number-rows-spanned="2">
            <text:p>87768708700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6" table:style-name="ce18"/>
          <table:table-cell table:style-name="ce22" office:value-type="string" calcext:value-type="string">
            <text:p>MIN1021 Аэрология горных предприятий</text:p>
          </table:table-cell>
          <table:covered-table-cell table:style-name="ce18"/>
          <table:table-cell table:number-columns-repeated="1015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Ракишев Баян</text:p>
          </table:table-cell>
          <table:table-cell table:style-name="ce25" office:value-type="string" calcext:value-type="string">
            <text:p>Научный руководитель</text:p>
          </table:table-cell>
          <table:table-cell table:style-name="ce25" office:value-type="string" calcext:value-type="string">
            <text:p>д.т.н.</text:p>
          </table:table-cell>
          <table:table-cell table:style-name="ce25" office:value-type="string" calcext:value-type="string">
            <text:p>Проф., академик НАН РК</text:p>
          </table:table-cell>
          <table:table-cell table:style-name="ce25" office:value-type="string" calcext:value-type="string">
            <text:p>ИГНиГД</text:p>
            <text:p> Горное дело</text:p>
          </table:table-cell>
          <table:table-cell table:style-name="ce25" table:formula="of:=+77017221162" office:value-type="float" office:value="77017221162" calcext:value-type="float">
            <text:p>77017221162</text:p>
          </table:table-cell>
          <table:table-cell table:number-columns-repeated="1017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Калыбеков Турсын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д.т.н.</text:p>
          </table:table-cell>
          <table:table-cell table:style-name="ce26" office:value-type="string" calcext:value-type="string">
            <text:p>Профессор</text:p>
          </table:table-cell>
          <table:table-cell table:style-name="ce29"/>
          <table:table-cell table:style-name="ce26" table:formula="of:=+77013976616" office:value-type="float" office:value="77013976616" calcext:value-type="float">
            <text:p>77013976616</text:p>
          </table:table-cell>
          <table:table-cell table:number-columns-repeated="1017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Шаутенов Мэлс Рахимович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к.т.н.</text:p>
          </table:table-cell>
          <table:table-cell table:style-name="ce26" office:value-type="string" calcext:value-type="string">
            <text:p>Профессор</text:p>
          </table:table-cell>
          <table:table-cell table:style-name="ce26" office:value-type="string" calcext:value-type="string">
            <text:p>Институт металлургии и промышленной инженерии,</text:p>
            <text:p> Металлургии и обогащения полезных ископаемых</text:p>
          </table:table-cell>
          <table:table-cell table:style-name="ce26" office:value-type="float" office:value="87014108177" calcext:value-type="float">
            <text:p>87014108177</text:p>
          </table:table-cell>
          <table:table-cell table:number-columns-repeated="1017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Ауезова Алма Мухамбетжановна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к.т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17442839" office:value-type="float" office:value="77017442839" calcext:value-type="float">
            <text:p>77017442839</text:p>
          </table:table-cell>
          <table:table-cell table:number-columns-repeated="1017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Медеуов Чакен Кудайбергенович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к.т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11727638" office:value-type="float" office:value="77011727638" calcext:value-type="float">
            <text:p>77011727638</text:p>
          </table:table-cell>
          <table:table-cell table:number-columns-repeated="1017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Матаев М.М.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д.х.н</text:p>
          </table:table-cell>
          <table:table-cell table:style-name="ce26" office:value-type="string" calcext:value-type="string">
            <text:p>Профессор</text:p>
          </table:table-cell>
          <table:table-cell table:style-name="ce29"/>
          <table:table-cell table:style-name="ce26" table:formula="of:=+77016454344" office:value-type="float" office:value="77016454344" calcext:value-type="float">
            <text:p>77016454344</text:p>
          </table:table-cell>
          <table:table-cell table:number-columns-repeated="1017"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19" office:value-type="string" calcext:value-type="string">
            <text:p>Машанов Алишер Акжанович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д.т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014418545" office:value-type="float" office:value="7014418545" calcext:value-type="float">
            <text:p>7014418545</text:p>
          </table:table-cell>
          <table:table-cell table:number-columns-repeated="1017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Султанбекова Жанат Женсикбаевна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к.т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19303771" office:value-type="float" office:value="77019303771" calcext:value-type="float">
            <text:p>77019303771</text:p>
          </table:table-cell>
          <table:table-cell table:number-columns-repeated="1017"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Кенжетаев Жигер Смадиевич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магистр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ГНиГД</text:p>
            <text:p> Горное дело</text:p>
          </table:table-cell>
          <table:table-cell table:style-name="ce26" table:formula="of:=+77089382711" office:value-type="float" office:value="77089382711" calcext:value-type="float">
            <text:p>77089382711</text:p>
          </table:table-cell>
          <table:table-cell table:number-columns-repeated="1017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Перегудов Валерий Васильевич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к.т.н.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нститут металлургии и промышленной инженерии,</text:p>
            <text:p> Металлургии и обогащения полезных ископаемых</text:p>
          </table:table-cell>
          <table:table-cell table:style-name="ce26" office:value-type="float" office:value="87028457325" calcext:value-type="float">
            <text:p>87028457325</text:p>
          </table:table-cell>
          <table:table-cell table:number-columns-repeated="1017"/>
        </table:table-row>
        <table:table-row table:style-name="ro2">
          <table:table-cell table:style-name="ce15" office:value-type="float" office:value="11" calcext:value-type="float">
            <text:p>11</text:p>
          </table:table-cell>
          <table:table-cell table:style-name="ce19" office:value-type="string" calcext:value-type="string">
            <text:p>Ахтаева Нурсулу Зияхановна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к.б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28052998" office:value-type="float" office:value="77028052998" calcext:value-type="float">
            <text:p>77028052998</text:p>
          </table:table-cell>
          <table:table-cell table:number-columns-repeated="1017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table:style-name="ce19" office:value-type="string" calcext:value-type="string">
            <text:p>Үсен Қапар</text:p>
          </table:table-cell>
          <table:table-cell table:style-name="ce26" office:value-type="string" calcext:value-type="string">
            <text:p>ВНС</text:p>
          </table:table-cell>
          <table:table-cell table:style-name="ce26" office:value-type="string" calcext:value-type="string">
            <text:p>к.б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13576868" office:value-type="float" office:value="77013576868" calcext:value-type="float">
            <text:p>77013576868</text:p>
          </table:table-cell>
          <table:table-cell table:number-columns-repeated="1017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table:style-name="ce19" office:value-type="string" calcext:value-type="string">
            <text:p>Мұқанова Гүлжанат Амангелдіқызы</text:p>
          </table:table-cell>
          <table:table-cell table:style-name="ce26" office:value-type="string" calcext:value-type="string">
            <text:p>СНС</text:p>
          </table:table-cell>
          <table:table-cell table:style-name="ce26" office:value-type="string" calcext:value-type="string">
            <text:p>к.б.н.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078327872" office:value-type="float" office:value="77078327872" calcext:value-type="float">
            <text:p>77078327872</text:p>
          </table:table-cell>
          <table:table-cell table:number-columns-repeated="1017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table:style-name="ce19" office:value-type="string" calcext:value-type="string">
            <text:p>Жакыпбек Ырысжан</text:p>
          </table:table-cell>
          <table:table-cell table:style-name="ce26" office:value-type="string" calcext:value-type="string">
            <text:p>СНС</text:p>
          </table:table-cell>
          <table:table-cell table:style-name="ce26" office:value-type="string" calcext:value-type="string">
            <text:p>доктор PhD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ГНИГД,</text:p>
            <text:p> Маркшейдерское дело и геодезия</text:p>
          </table:table-cell>
          <table:table-cell table:style-name="ce26" table:formula="of:=+77753811336" office:value-type="float" office:value="77753811336" calcext:value-type="float">
            <text:p>77753811336</text:p>
          </table:table-cell>
          <table:table-cell table:number-columns-repeated="1017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table:style-name="ce19" office:value-type="string" calcext:value-type="string">
            <text:p>Джакупов Данияр</text:p>
          </table:table-cell>
          <table:table-cell table:style-name="ce26" office:value-type="string" calcext:value-type="string">
            <text:p>МНС</text:p>
          </table:table-cell>
          <table:table-cell table:style-name="ce26" office:value-type="string" calcext:value-type="string">
            <text:p>доктор PhD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office:value-type="float" office:value="87774732313" calcext:value-type="float">
            <text:p>87774732313</text:p>
          </table:table-cell>
          <table:table-cell table:number-columns-repeated="1017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table:style-name="ce19" office:value-type="string" calcext:value-type="string">
            <text:p>Рустемов Серикбай Токташович</text:p>
          </table:table-cell>
          <table:table-cell table:style-name="ce26" office:value-type="string" calcext:value-type="string">
            <text:p>МНС</text:p>
          </table:table-cell>
          <table:table-cell table:number-columns-repeated="2" table:style-name="ce26" office:value-type="string" calcext:value-type="string">
            <text:p>нет</text:p>
          </table:table-cell>
          <table:table-cell table:style-name="ce29"/>
          <table:table-cell table:style-name="ce26" office:value-type="float" office:value="87772879334" calcext:value-type="float">
            <text:p>87772879334</text:p>
          </table:table-cell>
          <table:table-cell table:number-columns-repeated="1017"/>
        </table:table-row>
        <table:table-row table:style-name="ro2">
          <table:table-cell table:style-name="ce15" office:value-type="float" office:value="17" calcext:value-type="float">
            <text:p>17</text:p>
          </table:table-cell>
          <table:table-cell table:style-name="ce19" office:value-type="string" calcext:value-type="string">
            <text:p>Әбен Ардана Сержанқызы</text:p>
          </table:table-cell>
          <table:table-cell table:style-name="ce26" office:value-type="string" calcext:value-type="string">
            <text:p>МНС</text:p>
          </table:table-cell>
          <table:table-cell table:style-name="ce26" office:value-type="string" calcext:value-type="string">
            <text:p>магистр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ГНИГД,</text:p>
            <text:p> Маркшейдерское дело и геодезия</text:p>
          </table:table-cell>
          <table:table-cell table:style-name="ce26" table:formula="of:=+77016660107" office:value-type="float" office:value="77016660107" calcext:value-type="float">
            <text:p>77016660107</text:p>
          </table:table-cell>
          <table:table-cell table:number-columns-repeated="1017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Мирамбекұлы Нұрбақыт</text:p>
          </table:table-cell>
          <table:table-cell table:style-name="ce26" office:value-type="string" calcext:value-type="string">
            <text:p>МНС</text:p>
          </table:table-cell>
          <table:table-cell table:style-name="ce26" office:value-type="string" calcext:value-type="string">
            <text:p>магистр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table:formula="of:=+77479615688" office:value-type="float" office:value="77479615688" calcext:value-type="float">
            <text:p>77479615688</text:p>
          </table:table-cell>
          <table:table-cell table:number-columns-repeated="1017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Жанакова Райса Кульмахановна</text:p>
          </table:table-cell>
          <table:table-cell table:style-name="ce26" office:value-type="string" calcext:value-type="string">
            <text:p>МНС</text:p>
          </table:table-cell>
          <table:table-cell table:style-name="ce26" office:value-type="string" calcext:value-type="string">
            <text:p>магистр</text:p>
          </table:table-cell>
          <table:table-cell table:style-name="ce26" office:value-type="string" calcext:value-type="string">
            <text:p>нет</text:p>
          </table:table-cell>
          <table:table-cell table:style-name="ce29"/>
          <table:table-cell table:style-name="ce26" office:value-type="float" office:value="87082562584" calcext:value-type="float">
            <text:p>87082562584</text:p>
          </table:table-cell>
          <table:table-cell table:number-columns-repeated="1017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24" office:value-type="string" calcext:value-type="string">
            <text:p>Мухамеди М.Е.</text:p>
          </table:table-cell>
          <table:table-cell table:style-name="ce26" office:value-type="string" calcext:value-type="string">
            <text:p>МНС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ГНИГД,</text:p>
            <text:p> Маркшейдерское дело и геодезия</text:p>
          </table:table-cell>
          <table:table-cell table:style-name="ce26" office:value-type="float" office:value="87775522212" calcext:value-type="float">
            <text:p>87775522212</text:p>
          </table:table-cell>
          <table:table-cell table:number-columns-repeated="1017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Хайруллаев Н.Б.</text:p>
          </table:table-cell>
          <table:table-cell table:style-name="ce26" office:value-type="string" calcext:value-type="string">
            <text:p>НС</text:p>
          </table:table-cell>
          <table:table-cell table:style-name="ce26" office:value-type="string" calcext:value-type="string">
            <text:p>магистр</text:p>
          </table:table-cell>
          <table:table-cell table:style-name="ce26" office:value-type="string" calcext:value-type="string">
            <text:p>нет</text:p>
          </table:table-cell>
          <table:table-cell table:style-name="ce26" office:value-type="string" calcext:value-type="string">
            <text:p>ИГНИГД,</text:p>
            <text:p> Горное дело</text:p>
          </table:table-cell>
          <table:table-cell table:style-name="ce26" office:value-type="float" office:value="87751833333" calcext:value-type="float">
            <text:p>87751833333</text:p>
          </table:table-cell>
          <table:table-cell table:number-columns-repeated="1017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Баешов А.</text:p>
          </table:table-cell>
          <table:table-cell table:style-name="ce26" office:value-type="string" calcext:value-type="string">
            <text:p>ГНС</text:p>
          </table:table-cell>
          <table:table-cell table:style-name="ce26" office:value-type="string" calcext:value-type="string">
            <text:p>д.т.н</text:p>
          </table:table-cell>
          <table:table-cell table:style-name="ce26" office:value-type="string" calcext:value-type="string">
            <text:p>профессор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4" office:value-type="string" calcext:value-type="string">
            <text:p>Рысбеков Канай Бакытович</text:p>
          </table:table-cell>
          <table:table-cell table:style-name="ce4" office:value-type="string" calcext:value-type="string">
            <text:p>Научный руководитель</text:p>
          </table:table-cell>
          <table:table-cell table:style-name="ce27" office:value-type="string" calcext:value-type="string">
            <text:p>к.т.н.</text:p>
          </table:table-cell>
          <table:table-cell table:style-name="ce28" office:value-type="string" calcext:value-type="string">
            <text:p>Доцент</text:p>
          </table:table-cell>
          <table:table-cell table:style-name="ce28" office:value-type="string" calcext:value-type="string">
            <text:p>ИГНиГД</text:p>
          </table:table-cell>
          <table:table-cell table:style-name="ce4" table:formula="of:=+77019636320  +77775956777" office:value-type="float" office:value="154795593097" calcext:value-type="float">
            <text:p>154795593097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32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Государственный грант</text:p>
          </table:table-cell>
          <table:table-cell table:style-name="ce16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6" office:value-type="string" calcext:value-type="string">
            <text:p>Договор № 266 <text:s/>«Модернизация технологий и производств в горнодобывающей и горноперерабатывающей отраслях Республики Казахстан»</text:p>
          </table:table-cell>
          <table:table-cell table:style-name="ce30" table:content-validation-name="val4" office:value-type="date" office:date-value="2018-03-28" calcext:value-type="date">
            <text:p>28.03.2018</text:p>
          </table:table-cell>
          <table:table-cell table:style-name="ce33" office:value-type="string" calcext:value-type="string">
            <text:p>Ракишев Б.</text:p>
          </table:table-cell>
          <table:table-cell table:style-name="ce33" office:value-type="string" calcext:value-type="string">
            <text:p>150 341 </text:p>
          </table:table-cell>
          <table:table-cell table:style-name="ce35" office:value-type="string" calcext:value-type="string">
            <text:p><text:a xlink:href="https://drive.google.com/drive/folders/1MnGmtvifvSFc74N_ihoHZAOk6nrsLWnh?usp=sharing" xlink:type="simple">https://drive.google.com/drive/folders/1MnGmtvifvSFc74N_ihoHZAOk6nrsLWnh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table:content-validation-name="val3" office:value-type="string" calcext:value-type="string">
            <text:p>Государственный грант</text:p>
          </table:table-cell>
          <table:table-cell table:style-name="ce19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9" office:value-type="string" calcext:value-type="string">
            <text:p>Договор №110 </text:p>
            <text:p> «Разработка новой технологии подземного выщелачивания урана с применением комплекса химических реагентов синергетического действия для скважинной добычи урановой руды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Ракишев Б.</text:p>
          </table:table-cell>
          <table:table-cell table:style-name="ce34" office:value-type="string" calcext:value-type="string">
            <text:p/>
            <text:p> 10 110 </text:p>
          </table:table-cell>
          <table:table-cell table:style-name="ce36" office:value-type="string" calcext:value-type="string">
            <text:p><text:a xlink:href="https://drive.google.com/drive/folders/1WooD4Sr85sKzS6VfOUyEqTfrBCbHf6tZ?usp=sharing" xlink:type="simple">https://drive.google.com/drive/folders/1WooD4Sr85sKzS6VfOUyEqTfrBCbHf6tZ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table:content-validation-name="val3" office:value-type="string" calcext:value-type="string">
            <text:p>Государственный грант</text:p>
          </table:table-cell>
          <table:table-cell table:style-name="ce19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9" office:value-type="string" calcext:value-type="string">
            <text:p>Договор №110 «Комплектация, </text:p>
            <text:p> оптимальное размещение и высокопроизводительное использование комплексов циклично-поточной технологии при доработке глубоких железорудных карьеров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Молдабаев С.К.</text:p>
          </table:table-cell>
          <table:table-cell table:style-name="ce34" office:value-type="string" calcext:value-type="string">
            <text:p/>
            <text:p> 8 088 </text:p>
          </table:table-cell>
          <table:table-cell table:style-name="ce36" office:value-type="string" calcext:value-type="string">
            <text:p><text:a xlink:href="https://drive.google.com/drive/folders/1cHP6PJ1wtAwHzg-fG32Iaq-arQLczOQL?usp=sharing" xlink:type="simple">https://drive.google.com/drive/folders/1cHP6PJ1wtAwHzg-fG32Iaq-arQLczOQL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table:content-validation-name="val3" office:value-type="string" calcext:value-type="string">
            <text:p>Государственный грант</text:p>
          </table:table-cell>
          <table:table-cell table:style-name="ce19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9" office:value-type="string" calcext:value-type="string">
            <text:p>Договор №110 </text:p>
            <text:p> «Разработка бесцианидной технологии извлечения золота из труднообогатимого природного и техногенного минерального сырья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Бегалинов А.Б.</text:p>
          </table:table-cell>
          <table:table-cell table:style-name="ce34" office:value-type="string" calcext:value-type="string">
            <text:p/>
            <text:p> 9 099 </text:p>
          </table:table-cell>
          <table:table-cell table:style-name="ce36" office:value-type="string" calcext:value-type="string">
            <text:p><text:a xlink:href="https://drive.google.com/drive/folders/1AZauRu19YRs6APm7_fcbM3VbT-WpHPZ4?usp=sharing" xlink:type="simple">https://drive.google.com/drive/folders/1AZauRu19YRs6APm7_fcbM3VbT-WpHPZ4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9" table:content-validation-name="val3" office:value-type="string" calcext:value-type="string">
            <text:p>Государственный грант</text:p>
          </table:table-cell>
          <table:table-cell table:style-name="ce19" office:value-type="string" calcext:value-type="string">
            <text:p>Геология и разработка месторождений полезных ископаемых; прикладные исследования.</text:p>
          </table:table-cell>
          <table:table-cell table:style-name="ce19" office:value-type="string" calcext:value-type="string">
            <text:p>Договор №110 «Совершенствование управления технического и биологического этапов рекультивации нарушенных земель на открытых горных работах»</text:p>
          </table:table-cell>
          <table:table-cell table:style-name="ce31" table:content-validation-name="val4" office:value-type="date" office:date-value="2018-03-05" calcext:value-type="date">
            <text:p>05.03.2018</text:p>
          </table:table-cell>
          <table:table-cell table:style-name="ce19" office:value-type="string" calcext:value-type="string">
            <text:p>Рысбеков К.Б.</text:p>
          </table:table-cell>
          <table:table-cell table:style-name="ce34" office:value-type="string" calcext:value-type="string">
            <text:p><text:s/>8 088 </text:p>
          </table:table-cell>
          <table:table-cell table:style-name="ce36" office:value-type="string" calcext:value-type="string">
            <text:p><text:a xlink:href="https://drive.google.com/drive/folders/1OcieRXFWtBOL3Kl4ai9__L7KEzaThgnv?usp=sharing" xlink:type="simple">https://drive.google.com/drive/folders/1OcieRXFWtBOL3Kl4ai9__L7KEzaThgnv?usp=sharing</text:a></text:p>
          </table:table-cell>
          <table:table-cell table:number-columns-repeated="101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19" table:content-validation-name="val3" office:value-type="string" calcext:value-type="string">
            <text:p>Негосударственное финансирование</text:p>
          </table:table-cell>
          <table:table-cell table:style-name="ce19" office:value-type="string" calcext:value-type="string">
            <text:p>Работы научно-исследовательские в геологической отрасли</text:p>
          </table:table-cell>
          <table:table-cell table:style-name="ce19" office:value-type="string" calcext:value-type="string">
            <text:p>Договор №438060</text:p>
            <text:p> «Интенсификация процесса добычи с применением окислителей в процессе выщелачивания на участке «Центральный» месторождения «Мынкудук»</text:p>
          </table:table-cell>
          <table:table-cell table:style-name="ce31" table:content-validation-name="val4" office:value-type="date" office:date-value="2020-05-29" calcext:value-type="date">
            <text:p>29.05.2020</text:p>
          </table:table-cell>
          <table:table-cell table:style-name="ce19" office:value-type="string" calcext:value-type="string">
            <text:p>Юсупов Х.А.</text:p>
          </table:table-cell>
          <table:table-cell table:style-name="ce19" office:value-type="string" calcext:value-type="string">
            <text:p>19 600 </text:p>
          </table:table-cell>
          <table:table-cell table:style-name="ce37" office:value-type="string" calcext:value-type="string">
            <text:p><text:a xlink:href="https://drive.google.com/drive/folders/1zsj6gHAF_Go4NN0eZOOiFURzB32fHsUb?usp=sharing" xlink:type="simple">https://drive.google.com/drive/folders/1zsj6gHAF_Go4NN0eZOOiFURzB32fHsUb?usp=sharing</text:a></text:p>
          </table:table-cell>
          <table:table-cell table:number-columns-repeated="1016"/>
        </table:table-row>
        <table:table-row table:style-name="ro2" table:number-rows-repeated="99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7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0" office:value-type="float" office:value="11070" calcext:value-type="float">
            <text:p>11070</text:p>
          </table:table-cell>
          <table:table-cell table:style-name="ce42" table:content-validation-name="val5" office:value-type="date" office:date-value="2020-06-23" calcext:value-type="date">
            <text:p>23.06.2020</text:p>
          </table:table-cell>
          <table:table-cell table:style-name="ce44"/>
          <table:table-cell table:style-name="ce45" office:value-type="string" calcext:value-type="string">
            <text:p>Ракишев Б.Р., Ракишева З.Б., Ауэзова А.М., Орынбай А.А.</text:p>
          </table:table-cell>
          <table:table-cell table:style-name="ce48" office:value-type="string" calcext:value-type="string">
            <text:p><text:a xlink:href="https://copyright.kazpatent.kz/?!.iD=n2Co" xlink:type="simple">https://copyright.kazpatent.kz/?!.iD=n2Co</text:a></text:p>
          </table:table-cell>
          <table:table-cell table:number-columns-repeated="1018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41" office:value-type="float" office:value="11071" calcext:value-type="float">
            <text:p>11071</text:p>
          </table:table-cell>
          <table:table-cell table:style-name="ce43" table:content-validation-name="val5" office:value-type="date" office:date-value="2020-06-23" calcext:value-type="date">
            <text:p>23.06.2020</text:p>
          </table:table-cell>
          <table:table-cell table:style-name="ce29"/>
          <table:table-cell table:style-name="ce46" office:value-type="string" calcext:value-type="string">
            <text:p>Ракишев Б.Р., Ракишева З.Б., Ауэзова А.М., Орынбай А.А.</text:p>
          </table:table-cell>
          <table:table-cell table:style-name="ce49" office:value-type="string" calcext:value-type="string">
            <text:p><text:a xlink:href="https://copyright.kazpatent.kz/?!.iD=n2CI" xlink:type="simple">https://copyright.kazpatent.kz/?!.iD=n2CI</text:a></text:p>
          </table:table-cell>
          <table:table-cell table:number-columns-repeated="1018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41" office:value-type="float" office:value="8396" calcext:value-type="float">
            <text:p>8396</text:p>
          </table:table-cell>
          <table:table-cell table:style-name="ce43" table:content-validation-name="val5" office:value-type="date" office:date-value="2020-02-26" calcext:value-type="date">
            <text:p>26.02.2020</text:p>
          </table:table-cell>
          <table:table-cell table:style-name="ce29"/>
          <table:table-cell table:style-name="ce46" office:value-type="string" calcext:value-type="string">
            <text:p>Бектур Б.К., Касымканова Х.М. </text:p>
            <text:p> Джангулова Г.К. Бекбергенов Д.К.</text:p>
          </table:table-cell>
          <table:table-cell table:style-name="ce50" office:value-type="string" calcext:value-type="string">
            <text:p><text:a xlink:href="https://copyright.kazpatent.kz/?!.iD=ovcr" xlink:type="simple">https://copyright.kazpatent.kz/?!.iD=ovcr</text:a></text:p>
          </table:table-cell>
          <table:table-cell table:number-columns-repeated="1018"/>
        </table:table-row>
        <table:table-row table:style-name="ro2" table:number-rows-repeated="996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№ 34570</text:p>
          </table:table-cell>
          <table:table-cell table:style-name="ce30" table:content-validation-name="val6" office:value-type="date" office:date-value="2020-09-11" calcext:value-type="date">
            <text:p>11.09.2020</text:p>
          </table:table-cell>
          <table:table-cell table:style-name="ce16" office:value-type="string" calcext:value-type="string">
            <text:p>Некоммерческое акционерное общество «Казахский национальный исследовательский технический университет имени К.И. Сатпаева» (KZ); Акционерное общество «Соколовско-Сарбайское горнообогатительное производственное объединение» (KZ)</text:p>
          </table:table-cell>
          <table:table-cell table:style-name="ce16" office:value-type="string" calcext:value-type="string">
            <text:p>Молдабаев Серик Курашович (KZ) </text:p>
            <text:p> Кузьменко Сергей Валентинович (KZ) Калюжный Евгений Сергеевич (KZ) </text:p>
            <text:p> Дриженко Анатолий Юрьевич (UA) </text:p>
            <text:p> Адамчук Андрей Андреевич (UA)</text:p>
          </table:table-cell>
          <table:table-cell table:style-name="ce52" office:value-type="string" calcext:value-type="string">
            <text:p><text:a xlink:href="https://gosreestr.kazpatent.kz/Invention/DownLoadFilePdf?patentId=309462&amp;lang=ru" xlink:type="simple">https://gosreestr.kazpatent.kz/Invention/DownLoadFilePdf?patentId=309462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№ 34721</text:p>
          </table:table-cell>
          <table:table-cell table:style-name="ce51" table:content-validation-name="val6" office:value-type="date" office:date-value="2020-11-20" calcext:value-type="date">
            <text:p>20.11.2020</text:p>
          </table:table-cell>
          <table:table-cell table:style-name="ce19" office:value-type="string" calcext:value-type="string">
            <text:p>Некоммерческое акционерное общество «Казахский национальный исследовательский технический университет имени К.И. Сатпаева» (KZ); Акционерное общество «Соколовско-Сарбайское горнообогатительное производственное объединение» (KZ)</text:p>
          </table:table-cell>
          <table:table-cell table:style-name="ce19" office:value-type="string" calcext:value-type="string">
            <text:p>Молдабаев Серик Курашович (KZ) </text:p>
            <text:p> Кузьменко Сергей Валентинович (KZ) Калюжный Евгений Сергеевич (KZ)</text:p>
            <text:p>  Адамчук Андрей Андреевич (UA) </text:p>
            <text:p> Шустов Александр Александрович (UA)</text:p>
          </table:table-cell>
          <table:table-cell table:style-name="ce37" office:value-type="string" calcext:value-type="string">
            <text:p><text:a xlink:href="https://gosreestr.kazpatent.kz/Invention/DownLoadFilePdf?patentId=309463&amp;lang=ru" xlink:type="simple">https://gosreestr.kazpatent.kz/Invention/DownLoadFilePdf?patentId=309463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№34538</text:p>
          </table:table-cell>
          <table:table-cell table:style-name="ce31" table:content-validation-name="val6" office:value-type="date" office:date-value="2020-08-28" calcext:value-type="date">
            <text:p>28.08.2020</text:p>
          </table:table-cell>
          <table:table-cell table:style-name="ce19" office:value-type="string" calcext:value-type="string">
            <text:p>Национальный центр по комплексной переработке минерального сырья Республики Казахстан, ИНСТИТУТ ГОРНОГО ДЕЛА им.Д.А.КУНАЕВ</text:p>
          </table:table-cell>
          <table:table-cell table:style-name="ce19" office:value-type="string" calcext:value-type="string">
            <text:p>Бектур Б.К. </text:p>
            <text:p> Бекбергенов Д.К. Джангулова Г.К. и др.</text:p>
          </table:table-cell>
          <table:table-cell table:style-name="ce37" office:value-type="string" calcext:value-type="string">
            <text:p><text:a xlink:href="https://gosreestr.kazpatent.kz/Invention/DownLoadFilePdf?patentId=306078&amp;lang=ru" xlink:type="simple">https://gosreestr.kazpatent.kz/Invention/DownLoadFilePdf?patentId=306078&amp;lang=ru</text:a></text:p>
          </table:table-cell>
          <table:table-cell table:number-columns-repeated="1018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№34565</text:p>
          </table:table-cell>
          <table:table-cell table:style-name="ce31" table:content-validation-name="val6" office:value-type="date" office:date-value="2020-09-04" calcext:value-type="date">
            <text:p>04.09.2020</text:p>
          </table:table-cell>
          <table:table-cell table:style-name="ce19" office:value-type="string" calcext:value-type="string">
            <text:p>Национальный центр по комплексной переработке минерального сырья Республики Казахстан, ИНСТИТУТ ГОРНОГО ДЕЛА им.Д.А.КУНАЕВ</text:p>
          </table:table-cell>
          <table:table-cell table:style-name="ce19" office:value-type="string" calcext:value-type="string">
            <text:p>Бектур Б.К. </text:p>
            <text:p> Бекбергенов Д.К. Джангулова Г.К. и др.</text:p>
          </table:table-cell>
          <table:table-cell table:style-name="ce37" office:value-type="string" calcext:value-type="string">
            <text:p><text:a xlink:href="https://gosreestr.kazpatent.kz/Invention/DownLoadFilePdf?patentId=308044&amp;lang=ru" xlink:type="simple">https://gosreestr.kazpatent.kz/Invention/DownLoadFilePdf?patentId=308044&amp;lang=ru</text:a></text:p>
          </table:table-cell>
          <table:table-cell table:number-columns-repeated="1018"/>
        </table:table-row>
        <table:table-row table:style-name="ro2" table:number-rows-repeated="995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47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53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54" office:value-type="string" calcext:value-type="string">
            <text:p>№</text:p>
          </table:table-cell>
          <table:table-cell table:style-name="ce54" office:value-type="string" calcext:value-type="string">
            <text:p>Наименование организации</text:p>
          </table:table-cell>
          <table:table-cell table:style-name="ce54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56" office:value-type="string" calcext:value-type="string">
            <text:p>МЕЖДУНАРОДНАЯ АКАДЕМИЯ ИНФОРМАТИЗАЦИИ (МАИН)</text:p>
          </table:table-cell>
          <table:table-cell table:style-name="ce52" office:value-type="string" calcext:value-type="string">
            <text:p><text:a xlink:href="http://www.academy.kz/o-nas/partnery" xlink:type="simple">http://www.academy.kz/o-nas/partnery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57" office:value-type="string" calcext:value-type="string">
            <text:p>Warner Land Surveys Ltd Branch</text:p>
          </table:table-cell>
          <table:table-cell table:style-name="ce37" office:value-type="string" calcext:value-type="string">
            <text:p><text:a xlink:href="https://www.warnersurveys.com/?s=Satbayev+university" xlink:type="simple">https://www.warnersurveys.com/?s=Satbayev+university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57" office:value-type="string" calcext:value-type="string">
            <text:p>Академия горных наук</text:p>
          </table:table-cell>
          <table:table-cell table:style-name="ce59" office:value-type="string" calcext:value-type="string">
            <text:p><text:a xlink:href="http://agn20.ru/" xlink:type="simple">http://agn20.ru/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58" office:value-type="string" calcext:value-type="string">
            <text:p>Московское Представительство «Trimble Экспорт LTD»</text:p>
          </table:table-cell>
          <table:table-cell table:style-name="ce59" office:value-type="string" calcext:value-type="string">
            <text:p><text:a xlink:href="https://trimble.club/5-years-with-kazntu/" xlink:type="simple">https://trimble.club/5-years-with-kazntu/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58" office:value-type="string" calcext:value-type="string">
            <text:p>СОЮЗ ГОРНЫХ ИНЖЕНЕРОВ</text:p>
          </table:table-cell>
          <table:table-cell table:style-name="ce37" office:value-type="string" calcext:value-type="string">
            <text:p><text:a xlink:href="http://www.mining-portal.ru/news/all-news/11200-ao-mkhk-evrokhim-otbiraet-talantlivykh-studentov-iz-11-vuzov-rossii-i-kazakhstana/" xlink:type="simple">http://www.mining-portal.ru/news/all-news/11200-ao-mkhk-evrokhim-otbiraet-talantlivykh-studentov-iz-11-vuzov-rossii-i-kazakhstana/</text:a></text:p>
          </table:table-cell>
          <table:table-cell table:number-columns-repeated="1021"/>
        </table:table-row>
        <table:table-row table:style-name="ro2">
          <table:table-cell table:style-name="ce55"/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49" meta:object-count="0"/>
    <meta:generator>LibreOfficeDev/6.0.5.2$Linux_X86_64 LibreOffice_project/</meta:generator>
  </office:meta>
</office:document-meta>
</file>